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19:53.467333019</dc:date>
    <meta:editing-duration>PT2M55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25779291565074">
                <text:p>0.425779291565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627905195293125">
                <text:p>0.062790519529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